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 style:list-style-name="L1">
      <style:text-properties officeooo:paragraph-rsid="00202a2a"/>
    </style:style>
    <style:style style:name="P3" style:family="paragraph" style:parent-style-name="Preformatted_20_Text" style:list-style-name="L1">
      <style:text-properties style:font-name="Arial" officeooo:paragraph-rsid="00202a2a"/>
    </style:style>
    <style:style style:name="T1" style:family="text">
      <style:text-properties style:font-name="Arial"/>
    </style:style>
    <style:style style:name="T2" style:family="text">
      <style:text-properties fo:font-family="'Courier New'" style:font-family-generic="modern" style:font-pitch="fixed" fo:font-size="9pt" style:font-size-asian="9pt" style:font-size-complex="9pt"/>
    </style:style>
    <style:style style:name="T3" style:family="text">
      <style:text-properties fo:font-family="'Courier New'" style:font-family-generic="modern" style:font-pitch="fixed" fo:font-size="9pt" style:font-name-asian="NSimSun" style:font-size-asian="9pt" style:font-name-complex="Liberation Mono" style:font-size-complex="9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1" text:outline-level="1">Create a Movie Sales List</text:h>
      <text:p text:style-name="P1"/>
      <text:list text:style-name="L1">
        <text:list-item>
          <text:p text:style-name="P2"><text:span text:style-name="T1">Download as CSV any Sales sheets that have changed. Save them in dir </text:span><text:span text:style-name="T2">~\ReadSalesCsv\Csv_Sales</text:span><text:span text:style-name="T1">.</text:span></text:p>
          <text:list>
            <text:list-item>
              <text:p text:style-name="P2"><text:span text:style-name="T1">Change the filename to match the following format: </text:span><text:span text:style-name="T3">0_Sales-DVDSales2021.csv.</text:span><text:span text:style-name="T1"> </text:span></text:p>
            </text:list-item>
            <text:list-item>
              <text:p text:style-name="P3">ALL sales CSVs must be in this dir—none of the info read from them is stored anywhere except the output file, below.</text:p>
            </text:list-item>
            <text:list-item>
              <text:p text:style-name="P3">You only need to replace ones that have changed.<text:line-break/><text:line-break/></text:p>
            </text:list-item>
          </text:list>
        </text:list-item>
        <text:list-item>
          <text:p text:style-name="P3">Create a new list of movies based on what files are on the drives</text:p>
          <text:list>
            <text:list-item>
              <text:p text:style-name="P2"><text:span text:style-name="T1">Make a new list with </text:span><text:span text:style-name="T3">~\FileList\FileList.py</text:span><text:span text:style-name="T1">. Use </text:span><text:span text:style-name="T3">*_SmartList_FULL.txt</text:span><text:span text:style-name="T1">.</text:span></text:p>
            </text:list-item>
          </text:list>
        </text:list-item>
      </text:list>
      <text:p text:style-name="P1"><text:s text:c="2"/>b. Copy new *_SmartList_Full.txt to ~\ReadSalesCsv\Input\ as "Movie List.txt"</text:p>
      <text:p text:style-name="P1"><text:s text:c="2"/>c. Make a copy of *_SmartList_Full.txt and name it MovieList.txt. Upload this file to Google Drive.</text:p>
      <text:p text:style-name="P1"><text:s text:c="2"/>d. Copy *_SmartList_Full to the DVD machine at c:\Users\rgw3\PythonScripts\SearchToBrowser\ as Smartlist_Full.txt</text:p>
      <text:p text:style-name="P1"/>
      <text:p text:style-name="P1">3. Execute ReadSalesCsv.py. This reads data from the csvs and puts it into \Output\SalesData.py.</text:p>
      <text:p text:style-name="P1"/>
      <text:p text:style-name="P1">4. Execute ModifyMovieList.py. This creates MovieList_Sales.html, MovieList_Sales.txt and MovieList_Unmatched.txt in dir \Output.</text:p>
      <text:p text:style-name="P1"><text:s text:c="2"/>.. copy MovieList_Sales.txt to e:\Cached for use by SearchToBrowser.py</text:p>
      <text:p text:style-name="P1"><text:s text:c="2"/>.. print MovieList_Sales.txt for garage sales</text:p>
      <text:p text:style-name="P1"><text:s text:c="2"/>.. use swriter MovieList_Sales.txt</text:p>
      <text:p text:style-name="P1"/>
      <text:p text:style-name="P1">NOTE: Series sales stats are at the end of the file</text:p>
      <text:p text:style-name="P1"/>
      <text:p text:style-name="P1">Styles to apply to Movie List.txt before printing:</text:p>
      <text:p text:style-name="P1"><text:s text:c="2"/>.. Format / Page Style / Page / Margins 0.25 each</text:p>
      <text:p text:style-name="P1"><text:s text:c="2"/>.. Format / Columns / 3</text:p>
      <text:p text:style-name="P1"><text:s text:c="2"/>.. Format / Columns / Separator Line / Style Dotted</text:p>
      <text:p text:style-name="P1"><text:s text:c="2"/>.. Font 8pt (try Bahnschrift SemiLight 10pt)</text:p>
      <text:p text:style-name="P1"/>
      <text:p text:style-name="P1">NOTE: 2b, 2c, and 2d must be done manually if you use the bat fil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3-08T18:45:07.144970300</dc:date>
    <meta:editing-duration>PT23M</meta:editing-duration>
    <meta:editing-cycles>2</meta:editing-cycles>
    <meta:document-statistic meta:table-count="0" meta:image-count="0" meta:object-count="0" meta:page-count="1" meta:paragraph-count="22" meta:word-count="237" meta:character-count="1526" meta:non-whitespace-character-count="1295"/>
  </office:meta>
</office:document-meta>
</file>